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paragraph-properties fo:orphans="2" fo:widows="2" style:snap-to-layout-grid="false"/>
      <style:text-properties style:font-name="Arial" style:font-name-complex="Arial"/>
    </style:style>
    <style:style style:name="P61" style:family="paragraph" style:parent-style-name="Standard" style:list-style-name="WW8Num3">
      <style:text-properties style:font-name="Arial" style:font-name-complex="Arial"/>
    </style:style>
    <style:style style:name="P62" style:family="paragraph" style:parent-style-name="Standard" style:list-style-name="WW8Num5">
      <style:text-properties style:font-name="Arial" style:font-name-complex="Arial"/>
    </style:style>
    <style:style style:name="P6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5" style:family="paragraph" style:parent-style-name="Standard" style:list-style-name="WW8Num6">
      <style:text-properties style:font-name="Arial"/>
    </style:style>
    <style:style style:name="P66" style:family="paragraph" style:parent-style-name="Standard" style:list-style-name="WW8Num7">
      <style:text-properties style:font-name="Arial"/>
    </style:style>
    <style:style style:name="P67" style:family="paragraph" style:parent-style-name="Standard" style:list-style-name="WW8Num7">
      <style:text-properties style:font-name="Arial" fo:language="en" fo:country="GB" style:font-name-complex="Arial"/>
    </style:style>
    <style:style style:name="P6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9" style:family="paragraph" style:parent-style-name="Standard" style:list-style-name="WW8Num3">
      <style:paragraph-properties fo:orphans="2" fo:widows="2"/>
      <style:text-properties style:font-name="Arial" fo:language="en" fo:country="GB" style:font-name-complex="Arial"/>
    </style:style>
    <style:style style:name="P7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1" style:family="paragraph" style:parent-style-name="Standard" style:list-style-name="WW8Num3">
      <style:paragraph-properties fo:orphans="2" fo:widows="2"/>
      <style:text-properties style:font-name="Arial" fo:language="en" fo:country="US" style:font-name-complex="Arial"/>
    </style:style>
    <style:style style:name="P7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3" style:family="paragraph" style:parent-style-name="Standard" style:list-style-name="WW8Num3">
      <style:paragraph-properties fo:orphans="2" fo:widows="2"/>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7" style:family="paragraph" style:parent-style-name="Heading_20_2">
      <style:text-properties fo:font-size="14pt" style:font-size-asian="14pt" style:font-size-complex="14pt"/>
    </style:style>
    <style:style style:name="P78" style:family="paragraph" style:parent-style-name="Heading_20_2">
      <style:paragraph-properties fo:text-align="start" style:justify-single-word="false" fo:orphans="2" fo:widows="2"/>
      <style:text-properties fo:font-size="14pt" style:font-size-asian="14pt" style:font-size-complex="14pt"/>
    </style:style>
    <style:style style:name="P79" style:family="paragraph" style:parent-style-name="Heading_20_2">
      <style:text-properties fo:font-size="14pt" fo:language="en" fo:country="GB"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1"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82" style:family="paragraph" style:parent-style-name="Heading_20_2">
      <style:paragraph-properties fo:text-align="start" style:justify-single-word="false" fo:orphans="2" fo:widows="2"/>
    </style:style>
    <style:style style:name="P83" style:family="paragraph" style:parent-style-name="Heading_20_1">
      <style:paragraph-properties fo:text-align="start" style:justify-single-word="false" fo:orphans="2" fo:widows="2"/>
      <style:text-properties fo:font-size="14pt" style:font-size-asian="14pt" style:font-size-complex="14pt"/>
    </style:style>
    <style:style style:name="P84" style:family="paragraph" style:parent-style-name="Heading_20_1">
      <style:paragraph-properties fo:orphans="2" fo:widows="2"/>
    </style:style>
    <style:style style:name="P85"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23.10.2017</text:p>
      <text:p text:style-name="P3"/>
      <text:h text:style-name="P85"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4060798793623412135"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ReactJs,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ES6,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01.11.2017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83" text:outline-level="1">Bisherige Projekte:</text:h>
      <text:p text:style-name="P14"/>
      <text:p text:style-name="P15"/>
      <text:h text:style-name="P77" text:outline-level="2">Logistik für Betriebshof - flow</text:h>
      <text:p text:style-name="P5"/>
      <text:p text:style-name="P5">Branche: <text:tab/>Logistik</text:p>
      <text:p text:style-name="P5"/>
      <text:p text:style-name="P4">Referenz:<text:tab/>Fa. 43gis in München</text:p>
      <text:p text:style-name="P4"><text:tab/><text:tab/>Ansprechpartner Herr Clemens Weber</text:p>
      <text:p text:style-name="P39"><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3/2017 </text:p>
          </table:table-cell>
          <table:table-cell table:style-name="Tabelle46.C1" office:value-type="string">
            <text:p text:style-name="P6">-</text:p>
          </table:table-cell>
          <table:table-cell table:style-name="Tabelle46.C1" office:value-type="string">
            <text:p text:style-name="P6">xx/2018 </text:p>
          </table:table-cell>
          <table:table-cell table:style-name="Tabelle46.C1" office:value-type="string">
            <text:p text:style-name="P6">Mit</text:p>
          </table:table-cell>
          <table:table-cell table:style-name="Tabelle46.F1" office:value-type="string">
            <text:p text:style-name="P6">xx Mann Monate</text:p>
          </table:table-cell>
        </table:table-row>
      </table:table>
      <text:p text:style-name="P16"/>
      <text:list xml:id="list481521009423341713" text:style-name="WW8Num7">
        <text:list-item>
          <text:p text:style-name="P63">Frontend Entwicklung mit ReactJs</text:p>
        </text:list-item>
        <text:list-item>
          <text:p text:style-name="P63">Backend Entwicklung mit Spring 4 und Java 8</text:p>
        </text:list-item>
        <text:list-item>
          <text:p text:style-name="P63">Implementierung einer Single Page Applikation</text:p>
        </text:list-item>
        <text:list-item>
          <text:p text:style-name="P63">Workflow Implementierung für Statemachine</text:p>
        </text:list-item>
        <text:list-item>
          <text:p text:style-name="P63">Redux Datastore Anbindung</text:p>
        </text:list-item>
        <text:list-item>
          <text:p text:style-name="P63">REST Kommunikation</text:p>
        </text:list-item>
        <text:list-item>
          <text:p text:style-name="P63">Ajax und Promises Callback Kommunikation</text:p>
        </text:list-item>
        <text:list-item>
          <text:p text:style-name="P63">NodeJs und npm Entwicklung</text:p>
        </text:list-item>
        <text:list-item>
          <text:p text:style-name="P63">Websocket Endpoint Messaging</text:p>
        </text:list-item>
        <text:list-item>
          <text:p text:style-name="P63">EsLint für Codequalität</text:p>
        </text:list-item>
        <text:list-item>
          <text:p text:style-name="P63">Implementierung von transaktionalen Spring Komponenten</text:p>
        </text:list-item>
        <text:list-item>
          <text:p text:style-name="P63">Persistierung mit Hibernate</text:p>
        </text:list-item>
        <text:list-item>
          <text:p text:style-name="P63">Daten Migration</text:p>
        </text:list-item>
        <text:list-item>
          <text:p text:style-name="P63">SCM mit Git und Gogs</text:p>
        </text:list-item>
        <text:list-item>
          <text:p text:style-name="P63">Unit und Integration Tests</text:p>
        </text:list-item>
        <text:list-item>
          <text:p text:style-name="P63">Jenkins Build Überwachung</text:p>
        </text:list-item>
        <text:list-item>
          <text:p text:style-name="P63">JBoss, Wildfly Application Server</text:p>
        </text:list-item>
        <text:list-item>
          <text:p text:style-name="P63">Gradle und Maven Build Control</text:p>
        </text:list-item>
      </text:list>
      <text:p text:style-name="P7"/>
      <text:p text:style-name="P13"/>
      <text:p text:style-name="P43">Tätigkeit:</text:p>
      <text:p text:style-name="P45"/>
      <text:list xml:id="list332756075216505138" text:style-name="WW8Num6">
        <text:list-item>
          <text:p text:style-name="P65">Logistik für Betriebshof Optimierung</text:p>
        </text:list-item>
        <text:list-item>
          <text:p text:style-name="P65">Fuhrpark Steuerung flow</text:p>
        </text:list-item>
        <text:list-item>
          <text:p text:style-name="P65">Ablaufsteuerung mit Workflow Engine, Zustandsautomat, Statemaschine</text:p>
        </text:list-item>
        <text:list-item>
          <text:p text:style-name="P65">RFID Erkennung</text:p>
        </text:list-item>
        <text:list-item>
          <text:p text:style-name="P65">Überwachung Zugangskontrolle</text:p>
        </text:list-item>
        <text:list-item>
          <text:p text:style-name="P65">Certified Scrum Master PSM</text:p>
        </text:list-item>
        <text:list-item>
          <text:p text:style-name="P65"><text:soft-page-break/>Verteilte Teams</text:p>
        </text:list-item>
        <text:list-item>
          <text:p text:style-name="P65">JIRA, Confluence</text:p>
        </text:list-item>
        <text:list-item>
          <text:p text:style-name="P65">Skype, TeamViewer</text:p>
        </text:list-item>
        <text:list-item>
          <text:p text:style-name="P65">Telefon Konferenzen mit asterisk</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81" text:outline-level="2"/>
      <text:p text:style-name="P15"/>
      <text:h text:style-name="P77"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ann Monate</text:p>
          </table:table-cell>
        </table:table-row>
      </table:table>
      <text:p text:style-name="P16"/>
      <text:list xml:id="list43296000" text:continue-list="list481521009423341713" text:style-name="WW8Num7">
        <text:list-item>
          <text:p text:style-name="P63">Angular2 Frontend Entwicklung</text:p>
        </text:list-item>
        <text:list-item>
          <text:p text:style-name="P63">Spring Backend Entwicklung</text:p>
        </text:list-item>
        <text:list-item>
          <text:p text:style-name="P63">Entwicklung mit Java 8 Sprachfeatures</text:p>
        </text:list-item>
        <text:list-item>
          <text:p text:style-name="P63">REST Aufruf Schnittstelle mit Promises und Observables</text:p>
        </text:list-item>
        <text:list-item>
          <text:p text:style-name="P63">Asynchrone Client/Server Kommunikation mit Callbacks</text:p>
        </text:list-item>
        <text:list-item>
          <text:p text:style-name="P63">Cross-Origin Resource Sharing (CORS) Implementierung mit Spring</text:p>
        </text:list-item>
        <text:list-item>
          <text:p text:style-name="P63">Protection gegen Cross Side Scripting (CSRF) mit Spring</text:p>
        </text:list-item>
        <text:list-item>
          <text:p text:style-name="P63">Grunt und Maven als Build Tool</text:p>
        </text:list-item>
        <text:list-item>
          <text:p text:style-name="P63">Projekt Modularisierung in Node.js, npm Submodule</text:p>
        </text:list-item>
        <text:list-item>
          <text:p text:style-name="P63">JSON und YAML Datei Formate</text:p>
        </text:list-item>
        <text:list-item>
          <text:p text:style-name="P63">Verwendung von HTML5 und CSS</text:p>
        </text:list-item>
        <text:list-item>
          <text:p text:style-name="P63">Protractor E2E Tests</text:p>
        </text:list-item>
        <text:list-item>
          <text:p text:style-name="P63">Jasmine Test Framework</text:p>
        </text:list-item>
        <text:list-item>
          <text:p text:style-name="P63">Selenium Web Driver Tests mit PhantomJS</text:p>
        </text:list-item>
        <text:list-item>
          <text:p text:style-name="P63">Oracle VirtualBox für Vagrant Virtualisierung</text:p>
        </text:list-item>
        <text:list-item>
          <text:p text:style-name="P63">Migration mit Postgre Datenbank Scripts</text:p>
        </text:list-item>
      </text:list>
      <text:p text:style-name="P7"/>
      <text:p text:style-name="P13"/>
      <text:p text:style-name="P43">Tätigkeit:</text:p>
      <text:p text:style-name="P45"/>
      <text:list xml:id="list43305864" text:continue-list="list332756075216505138" text:style-name="WW8Num6">
        <text:list-item>
          <text:p text:style-name="P65">Komplette Neuentwicklung in kleinem Team</text:p>
        </text:list-item>
        <text:list-item>
          <text:p text:style-name="P65">Tarifberechnung von KFZ Versicherungen für Endkunden</text:p>
        </text:list-item>
        <text:list-item>
          <text:p text:style-name="P65">Kunden Registrierung mit Double-Opt-in</text:p>
        </text:list-item>
        <text:list-item>
          <text:p text:style-name="P65">Automatisierter E-Mail Versand</text:p>
        </text:list-item>
        <text:list-item>
          <text:p text:style-name="P65"><text:soft-page-break/>Confluence, Jira für Vorgangssteuerung</text:p>
        </text:list-item>
        <text:list-item>
          <text:p text:style-name="P65">Umsetzung im Scrum Team</text:p>
        </text:list-item>
        <text:list-item>
          <text:p text:style-name="P65">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77"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43289446" text:continue-list="list43296000" text:style-name="WW8Num7">
        <text:list-item>
          <text:p text:style-name="P63">EJB Backend</text:p>
        </text:list-item>
        <text:list-item>
          <text:p text:style-name="P63">Migration von EJB 2.1 nach EJB 3.0</text:p>
        </text:list-item>
        <text:list-item>
          <text:p text:style-name="P63">Webservice REST Client/Server Kommunikation</text:p>
        </text:list-item>
        <text:list-item>
          <text:p text:style-name="P63">Angular2 Web Entwicklung mit TypeScript</text:p>
        </text:list-item>
        <text:list-item>
          <text:p text:style-name="P63">TypeScript als Abstraktion für JavaScript</text:p>
        </text:list-item>
        <text:list-item>
          <text:p text:style-name="P63">JPA Entity Entwickung mit EclipseLink</text:p>
        </text:list-item>
        <text:list-item>
          <text:p text:style-name="P63">Spring Data für JPA Repository Zugriffe</text:p>
        </text:list-item>
        <text:list-item>
          <text:p text:style-name="P63">TestNG Komponenten Tests</text:p>
        </text:list-item>
        <text:list-item>
          <text:p text:style-name="P63">Oracle WebLogic Application Server</text:p>
        </text:list-item>
        <text:list-item>
          <text:p text:style-name="P63">Oracle PL/SQL Stored Procedures</text:p>
        </text:list-item>
        <text:list-item>
          <text:p text:style-name="P63">RMI - Remote Methode Invocation</text:p>
        </text:list-item>
        <text:list-item>
          <text:p text:style-name="P63">Workflow Engine</text:p>
        </text:list-item>
        <text:list-item>
          <text:p text:style-name="P63">MSISDN Migration über Staging Tabellen</text:p>
        </text:list-item>
        <text:list-item>
          <text:p text:style-name="P63">JavaScript</text:p>
        </text:list-item>
        <text:list-item>
          <text:p text:style-name="P63">Node.js und npm für Packages und Modules Management</text:p>
        </text:list-item>
        <text:list-item>
          <text:p text:style-name="P63">Java 8 Sprachfeatures</text:p>
        </text:list-item>
        <text:list-item>
          <text:p text:style-name="P63">Jenkins Continues Integration Job Administration</text:p>
        </text:list-item>
        <text:list-item>
          <text:p text:style-name="P63">Citrus Integrations Tests</text:p>
        </text:list-item>
        <text:list-item>
          <text:p text:style-name="P63">Maven Multi Projekt Profile</text:p>
        </text:list-item>
        <text:list-item>
          <text:p text:style-name="P63">Daten Migration von Massendaten</text:p>
        </text:list-item>
        <text:list-item>
          <text:p text:style-name="P63">x.400 Gateway und 2MRDB Portierung</text:p>
        </text:list-item>
        <text:list-item>
          <text:p text:style-name="P63">CORBA Tuxedo Connector</text:p>
        </text:list-item>
        <text:list-item>
          <text:p text:style-name="P63">CORBA IDL</text:p>
        </text:list-item>
      </text:list>
      <text:p text:style-name="P7"/>
      <text:p text:style-name="P13"/>
      <text:p text:style-name="P43">Tätigkeit:</text:p>
      <text:p text:style-name="P45"/>
      <text:list xml:id="list43293600" text:continue-list="list43305864" text:style-name="WW8Num6">
        <text:list-item>
          <text:p text:style-name="P65">Number Management System pflege</text:p>
        </text:list-item>
        <text:list-item>
          <text:p text:style-name="P65">Telefonnummern Portierung</text:p>
        </text:list-item>
        <text:list-item>
          <text:p text:style-name="P65">Import und Export der Rufnummern für den Prepaid- und Postpaid Marken</text:p>
        </text:list-item>
        <text:list-item>
          <text:p text:style-name="P65"><text:soft-page-break/>Starter Pack SIM Migration</text:p>
        </text:list-item>
        <text:list-item>
          <text:p text:style-name="P65">Git Brunching Strategien und Pull Requests</text:p>
        </text:list-item>
        <text:list-item>
          <text:p text:style-name="P65">Atlassian Tool Suite für die Kommunikation</text:p>
        </text:list-item>
        <text:list-item>
          <text:p text:style-name="P65">Confluence Jira für Vorgangssteuerung</text:p>
        </text:list-item>
        <text:list-item>
          <text:p text:style-name="P65">Bugtracking über ClearQuest</text:p>
        </text:list-item>
        <text:list-item>
          <text:p text:style-name="P65">Lasttests</text:p>
        </text:list-item>
        <text:list-item>
          <text:p text:style-name="P65">Umsetztung im Scrum Team</text:p>
        </text:list-item>
        <text:list-item>
          <text:p text:style-name="P65">Koordination mit Fachbereich</text:p>
        </text:list-item>
        <text:list-item>
          <text:p text:style-name="P65">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79"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4"><text:soft-page-break/>Generische Umsetzung von MAPP für die Auto Herstellung, Planung und Produktion von BMW Fahrzeugen</text:p>
        </text:list-item>
        <text:list-item>
          <text:p text:style-name="P64">Implementierung und technische Umsetzung</text:p>
        </text:list-item>
        <text:list-item>
          <text:p text:style-name="P64">Senior Entwickler</text:p>
        </text:list-item>
        <text:list-item>
          <text:p text:style-name="P64">Scrum Master Tätigkeiten</text:p>
        </text:list-item>
        <text:list-item>
          <text:p text:style-name="P64">Teilprojekt Koordination</text:p>
        </text:list-item>
        <text:list-item>
          <text:p text:style-name="P64">Koordination mit Fachbereich</text:p>
        </text:list-item>
        <text:list-item>
          <text:p text:style-name="P64">Kommunikation Test Team</text:p>
        </text:list-item>
        <text:list-item>
          <text:p text:style-name="P64">Organisation Entwicklertreff</text:p>
        </text:list-item>
        <text:list-item>
          <text:p text:style-name="P64">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77"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6">Web Entwicklung mit Spring MVC Web Framework</text:p>
        </text:list-item>
        <text:list-item>
          <text:p text:style-name="P66">Schnittstellen Erweiterung für bestehende Services</text:p>
        </text:list-item>
        <text:list-item>
          <text:p text:style-name="P66">Spring Core für Dependency Injection</text:p>
        </text:list-item>
        <text:list-item>
          <text:p text:style-name="P67">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7">Release Management mit maven release plugin</text:p>
        </text:list-item>
        <text:list-item>
          <text:p text:style-name="P57">Assembling und Deploment mit Maven</text:p>
        </text:list-item>
        <text:list-item>
          <text:p text:style-name="P57"><text:soft-page-break/>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7">Last Tests von Webservices mit SoapUI</text:p>
        </text:list-item>
        <text:list-item>
          <text:p text:style-name="P67">Threading und Web Load-Tests mit LoadUIWeb</text:p>
        </text:list-item>
        <text:list-item>
          <text:p text:style-name="P67">Remote Wartung via Secure Shell (SSH) und odin</text:p>
        </text:list-item>
      </text:list>
      <text:p text:style-name="P22"/>
      <text:p text:style-name="P22"/>
      <text:p text:style-name="P43">Tätigkeit:</text:p>
      <text:p text:style-name="P45"/>
      <text:list xml:id="list32760491" text:style-name="WW8Num6">
        <text:list-item>
          <text:p text:style-name="P64">Im Online-Portal für ambulante Leistungen (OPAL) werden Untersuchungsergebnisse elektronisch dokumentiert</text:p>
        </text:list-item>
        <text:list-item>
          <text:p text:style-name="P64">Einreichung der elektronische Untersuchungsdaten bei der KVB</text:p>
        </text:list-item>
        <text:list-item>
          <text:p text:style-name="P64">Erweitern der Online Dokumentation OPAL für Ärzte</text:p>
        </text:list-item>
        <text:list-item>
          <text:p text:style-name="P64">Zeitliche Versionierung von fachlichen Anforderungen</text:p>
        </text:list-item>
        <text:list-item>
          <text:p text:style-name="P64">Export der Daten in Sciphox und EHD Format</text:p>
        </text:list-item>
        <text:list-item>
          <text:p text:style-name="P64">Pflege der Datenbestände mit SQL Scripten</text:p>
        </text:list-item>
        <text:list-item>
          <text:p text:style-name="P64">Neuentwicklung von einzelnen Dokumentationen wie Hörgeräte, Molekulargenetik und Sozialpsychiatrie</text:p>
        </text:list-item>
        <text:list-item>
          <text:p text:style-name="P64">Unterstützung folgender Arzt Dokumentations Programme:</text:p>
        </text:list-item>
        <text:list-item>
          <text:p text:style-name="P64">Allergologie, Balneophototherapie, Belastungs-EKG, Darmkrebsberatung, eDMP, DMP-Brustkrebs, Hautkrebsscreening,</text:p>
        </text:list-item>
        <text:list-item>
          <text:p text:style-name="P64">Koloskopie, Multiple Sklerose, Risikoprävention bei Kinderwunsch, Schmerztherapie, Sonografie Schwangerschaftsvorsorge</text:p>
        </text:list-item>
        <text:list-item>
          <text:p text:style-name="P64">Tonsillotomie, Gastroskopie, Onkologie</text:p>
        </text:list-item>
        <text:list-item>
          <text:p text:style-name="P64">Wöchentliche Teilnahme am Clean Code Developer Prozess</text:p>
        </text:list-item>
        <text:list-item>
          <text:p text:style-name="P64">Regelmäßige Retrospektiven</text:p>
        </text:list-item>
        <text:list-item>
          <text:p text:style-name="P64">Agile Vorgehensweisen, Scrum, Kanban, DevOps</text:p>
        </text:list-item>
        <text:list-item>
          <text:p text:style-name="P64">Enge Zusammenarbeit mit der Fachabteilung</text:p>
        </text:list-item>
        <text:list-item>
          <text:p text:style-name="P64">Vorgehensmodell Scrum mit Daily Standup und Retrospektive</text:p>
        </text:list-item>
        <text:list-item>
          <text:p text:style-name="P64">Ausübung der Scrum Master Rolle</text:p>
        </text:list-item>
        <text:list-item>
          <text:p text:style-name="P64">Schätzworkshops um Aufwände vorab zuklären</text:p>
        </text:list-item>
        <text:list-item>
          <text:p text:style-name="P64">Prozessorientierte Arbeitsweise</text:p>
        </text:list-item>
        <text:list-item>
          <text:p text:style-name="P64">Release Planung mit JIRA Unterstützung</text:p>
        </text:list-item>
        <text:list-item>
          <text:p text:style-name="P70">JIRA Rapid Board Plannungs Tool für Scrum</text:p>
        </text:list-item>
        <text:list-item>
          <text:p text:style-name="P72"><text:span text:style-name="Absatz-Standardschriftart"><text:span text:style-name="T7"><text:tab/></text:span></text:span><text:span text:style-name="Absatz-Standardschriftart"><text:span text:style-name="T3">Überwachung der Code Metriken mit SONAR</text:span></text:span></text:p>
        </text:list-item>
        <text:list-item>
          <text:p text:style-name="P64">Pflege und Wartung des Intranet Wiki</text:p>
        </text:list-item>
        <text:list-item>
          <text:p text:style-name="P64">Arbeiten mit verschiedenen Deployment Umgebungen</text:p>
        </text:list-item>
        <text:list-item>
          <text:p text:style-name="P64">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8">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8393066921263470009" text:style-name="WW8Num2">
        <text:list-item>
          <text:p text:style-name="P74">Aufbau eines Angler Verzeichnisses, Angel-Wiki</text:p>
        </text:list-item>
        <text:list-item>
          <text:p text:style-name="P74">Wissensdatenbank für Fische, Gewässer, Techniken, Hersteller und Angelmethoden</text:p>
        </text:list-item>
        <text:list-item>
          <text:p text:style-name="P74">Realisierung von Sozialen Netzwerk Eigenschaften wie Kommentieren, Mitmachen oder Kontopflege</text:p>
        </text:list-item>
        <text:list-item>
          <text:p text:style-name="P74">Anbindung an Facebook, Google+ und Twitter</text:p>
        </text:list-item>
        <text:list-item>
          <text:p text:style-name="P74"><text:soft-page-break/>Anbindung von WordPress Blog System an Webanwendung</text:p>
        </text:list-item>
        <text:list-item>
          <text:p text:style-name="P74">Fachliche Abstimmung mit Redakteuren der diversen Zeitschriften</text:p>
        </text:list-item>
        <text:list-item>
          <text:p text:style-name="P74">Enge Zusammenarbeit mit Webdesignern</text:p>
        </text:list-item>
        <text:list-item>
          <text:p text:style-name="P74">Arbeiten nach einem vorher abgestimmten Designentwurf</text:p>
        </text:list-item>
        <text:list-item>
          <text:p text:style-name="P74">Vorgehensmodell Scrum mit Daily Standup</text:p>
        </text:list-item>
        <text:list-item>
          <text:p text:style-name="P74">Auswertung der erreichten Komplexitatspunkte<text:tab/></text:p>
        </text:list-item>
        <text:list-item>
          <text:p text:style-name="P74">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text:soft-page-break/>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74">Detailierte Kenntnisse in verschiedensten Versicherungstarifen wie Riester, BUZ, ...</text:p>
        </text:list-item>
        <text:list-item>
          <text:p text:style-name="P74">Scrum als Vorgehensmodell mit Burndown Chart und Standup</text:p>
        </text:list-item>
        <text:list-item>
          <text:p text:style-name="P74">Extreme Programming</text:p>
        </text:list-item>
        <text:list-item>
          <text:p text:style-name="P74">Zeitweises Pairprogramming</text:p>
        </text:list-item>
        <text:list-item>
          <text:p text:style-name="P74">Einführung des BiPRO Webservices</text:p>
        </text:list-item>
        <text:list-item>
          <text:p text:style-name="P75">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74">Einarbeitung in Anroid SDK und iui Google, JQTouch Framework</text:p>
        </text:list-item>
        <text:list-item>
          <text:p text:style-name="P74">Entwicklung eines einfachen Würfels für Android Market</text:p>
        </text:list-item>
        <text:list-item>
          <text:p text:style-name="P74">Multi linguale Beschreibung</text:p>
        </text:list-item>
        <text:list-item>
          <text:p text:style-name="P74">Versionierung im Android Market</text:p>
        </text:list-item>
        <text:list-item>
          <text:p text:style-name="P75">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1304071840202136053" text:style-name="WW8Num3">
        <text:list-item>
          <text:p text:style-name="P59">Erstellen von Webapplikationen mit Tomcat, JSP, Spring und Hibernate</text:p>
        </text:list-item>
        <text:list-item>
          <text:p text:style-name="P69">HTTP Authentisierung mit Basic und Spring XwsSecurity Methode</text:p>
        </text:list-item>
        <text:list-item>
          <text:p text:style-name="P59"><text:soft-page-break/>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1">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74">Web-basierte Erstellung von RingBackTone (Freizeichen Service) Software für verschiedene Telekom Service Provider.</text:p>
        </text:list-item>
        <text:list-item>
          <text:p text:style-name="P74">Single Sign On Implementierung, Content Upload, Administratoins bzw. Konfigurations Weboberfläche für diverse Services rund um das Telefonieren.</text:p>
        </text:list-item>
        <text:list-item>
          <text:p text:style-name="P7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78"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9">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4">Automatische Preisermittlung für diverse Krankenkassen im Süddeutschen Raum</text:p>
        </text:list-item>
        <text:list-item>
          <text:p text:style-name="P74">Aufgabengebiete: Stammdaten, Preisberechnung, Rezept-Positionen Verwaltung, Rahmenverträge, DTA Schlüsselverwaltung.</text:p>
        </text:list-item>
        <text:list-item>
          <text:p text:style-name="P74">Zentrale Aufgaben wie Historienkonzepte, Schlüsselverwaltung</text:p>
        </text:list-item>
        <text:list-item>
          <text:p text:style-name="P74">Erstellen einer Abrechnungs-Software nPROD zur automatisierten Verarbeitung von Rezepten.</text:p>
        </text:list-item>
        <text:list-item>
          <text:p text:style-name="P74">Kommunikation mit der schwach und unterbesetzten Fachabteilung.</text:p>
        </text:list-item>
        <text:list-item>
          <text:p text:style-name="P74">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80"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1">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9">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4">Eigenentwicklung des gesamten Web Shops.</text:p>
        </text:list-item>
        <text:list-item>
          <text:p text:style-name="P74">Der Web Shop ist als Demo-Implementierung für verschiedene, existierende Technologien gedacht und wird permanent mit neuen Frameworks und Technologien erweitert.</text:p>
        </text:list-item>
        <text:list-item>
          <text:p text:style-name="P7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78"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text:soft-page-break/>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4">Durchführung von Kunden- und Standardschulungen in den oben genannten Bereichen.</text:p>
        </text:list-item>
        <text:list-item>
          <text:p text:style-name="P74">Beratungen mit kurzer Laufzeit (im Wochen Bereich) beim Kunden um deren Realisierungen zu bewerten. Hierbei diente sowohl der Code als auch UML Model als Beratungsbasis.</text:p>
        </text:list-item>
        <text:list-item>
          <text:p text:style-name="P7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78"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text:soft-page-break/>Beratung der Projektleitung.</text:p>
        </text:list-item>
        <text:list-item>
          <text:p text:style-name="P59">Coaching der Mitarbeiter.</text:p>
        </text:list-item>
      </text:list>
      <text:p text:style-name="P5"/>
      <text:p text:style-name="P43">Tätigkeit:</text:p>
      <text:list xml:id="list32770889" text:style-name="WW8Num2">
        <text:list-item>
          <text:p text:style-name="P74">Implementierung, Unterstützung der Projektleitung, Beratung auf Basis der bestehenden IT Landschaft.</text:p>
        </text:list-item>
        <text:list-item>
          <text:p text:style-name="P74">Architektonische Analyse und Desgin der bestehenden Software Komponenten und deren Zusammenspiel.</text:p>
        </text:list-item>
        <text:list-item>
          <text:p text:style-name="P74">Aufzeigen von Defiziten in der Kommunikation der verteilten Komponenten.</text:p>
        </text:list-item>
        <text:list-item>
          <text:p text:style-name="P7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78"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4">Durchführung von Kunden- und Standardschulungen in den oben genannten Bereichen.</text:p>
        </text:list-item>
        <text:list-item>
          <text:p text:style-name="P74"><text:soft-page-break/>Beratungen mit kurzer Laufzeit (im Wochen Bereich) beim Kunden um deren Realisierungen zu bewerten. Hierbei diente sowohl der Code als auch UML Model als Beratungsbasis.</text:p>
        </text:list-item>
        <text:list-item>
          <text:p text:style-name="P7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78"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6088069071368865291" text:style-name="WW8Num5">
        <text:list-item>
          <text:p text:style-name="P62">Generische Modellierung nach Rational Unified Process (RUP)</text:p>
        </text:list-item>
        <text:list-item>
          <text:p text:style-name="P62">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4">Modelgetriebene Analyse und Design der Anforderungen aus dem Fachbereich.</text:p>
        </text:list-item>
        <text:list-item>
          <text:p text:style-name="P74">Umsetzung und Implementierung der Anforderungen aus dem Fachbereich in die Anwendung bis zur Auslieferung der Applikation.</text:p>
        </text:list-item>
        <text:list-item>
          <text:p text:style-name="P74">Entwicklung einer eigenständigen Anwendung auf Basis einer bestehenden Konzeption, Entwurf der Fachklassen und des Kommunikationskonzeptes, Implementierung der Kommunikationsschnittstelle mit verteilten Komponenten.</text:p>
        </text:list-item>
        <text:list-item>
          <text:p text:style-name="P7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78"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1">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4">Neuentwicklung von diversen Tools für die Datenpflege und Verwaltung.</text:p>
        </text:list-item>
        <text:list-item>
          <text:p text:style-name="P74">Aufrechterhaltung der Produktion in der Bank. Insbesondere für den Wertpapierhandel und die Massendatenverarbeitung.</text:p>
        </text:list-item>
        <text:list-item>
          <text:p text:style-name="P7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78"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text:soft-page-break/>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4">Entwicklung von Kundenspezifischen Internetlösungen auf Appletbasis zur Kreditvergabe für eine Bausparkasse.</text:p>
        </text:list-item>
        <text:list-item>
          <text:p text:style-name="P74">Implementierung der Regeln bzw. Vergabekriterien zum Kredit Scoring.</text:p>
        </text:list-item>
        <text:list-item>
          <text:p text:style-name="P74">Umsetzung der Anforderungen aus dem Fachbereich in die Anwendung bis zur Auslieferung der Applikation.</text:p>
        </text:list-item>
        <text:list-item>
          <text:p text:style-name="P7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78"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78"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43285757"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2" text:outline-level="2"/>
      <text:p text:style-name="P2"/>
      <text:p text:style-name="P2"/>
      <text:p text:style-name="P2"/>
      <text:h text:style-name="P78"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43278038"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78"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43300100"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78"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43276429"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78"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43282480"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8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0-23T23:10:52.26</dc:date>
    <meta:print-date>2003-11-15T09:06:00Z</meta:print-date>
    <meta:editing-cycles>78</meta:editing-cycles>
    <meta:editing-duration>PT1H9M5S</meta:editing-duration>
    <meta:document-statistic meta:table-count="47" meta:image-count="1" meta:object-count="0" meta:page-count="21" meta:paragraph-count="1031" meta:word-count="5545" meta:character-count="40481"/>
    <meta:template xlink:type="simple" xlink:actuate="onRequest" xlink:title="" xlink:href="Normal.dotm"/>
  </office:meta>
</office:document-meta>
</file>